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Document version: 1.3</text:p>
      <text:p text:style-name="Standard">Date: <text:date style:data-style-name="N84" text:date-value="2021-02-11T14:02:41.99">2021-02-11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8$Unix OpenOffice.org_project/418m3$Build-9803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7" meta:character-count="189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